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requences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#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#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float" office:value="32.703" calcext:value-type="float">
            <text:p>32,703</text:p>
          </table:table-cell>
          <table:table-cell table:style-name="ce2" office:value-type="float" office:value="34.648" calcext:value-type="float">
            <text:p>34,648</text:p>
          </table:table-cell>
          <table:table-cell table:style-name="ce2" office:value-type="float" office:value="36.708" calcext:value-type="float">
            <text:p>36,708</text:p>
          </table:table-cell>
          <table:table-cell table:style-name="ce2" office:value-type="float" office:value="38.891" calcext:value-type="float">
            <text:p>38,891</text:p>
          </table:table-cell>
          <table:table-cell table:style-name="ce2" office:value-type="float" office:value="41.203" calcext:value-type="float">
            <text:p>41,203</text:p>
          </table:table-cell>
          <table:table-cell table:style-name="ce2" office:value-type="float" office:value="43.654" calcext:value-type="float">
            <text:p>43,654</text:p>
          </table:table-cell>
          <table:table-cell table:style-name="ce2" office:value-type="float" office:value="46.249" calcext:value-type="float">
            <text:p>46,249</text:p>
          </table:table-cell>
          <table:table-cell table:style-name="ce2" office:value-type="float" office:value="48.999" calcext:value-type="float">
            <text:p>48,999</text:p>
          </table:table-cell>
          <table:table-cell table:style-name="ce2" office:value-type="float" office:value="51.913" calcext:value-type="float">
            <text:p>51,913</text:p>
          </table:table-cell>
          <table:table-cell table:style-name="ce2" office:value-type="float" office:value="55" calcext:value-type="float">
            <text:p>55,000</text:p>
          </table:table-cell>
          <table:table-cell table:style-name="ce2" office:value-type="float" office:value="58.27" calcext:value-type="float">
            <text:p>58,270</text:p>
          </table:table-cell>
          <table:table-cell table:style-name="ce2" office:value-type="float" office:value="61.735" calcext:value-type="float">
            <text:p>61,735</text:p>
          </table:table-cell>
          <table:table-cell/>
          <table:table-cell table:formula="of:=2*PI()*[.A2]" office:value-type="float" office:value="205.479009100694" calcext:value-type="float">
            <text:p>205,479009100694</text:p>
          </table:table-cell>
        </table:table-row>
        <table:table-row table:style-name="ro1">
          <table:table-cell table:style-name="ce2" office:value-type="float" office:value="65.406" calcext:value-type="float">
            <text:p>65,406</text:p>
          </table:table-cell>
          <table:table-cell table:style-name="ce2" office:value-type="float" office:value="69.296" calcext:value-type="float">
            <text:p>69,296</text:p>
          </table:table-cell>
          <table:table-cell table:style-name="ce2" office:value-type="float" office:value="73.416" calcext:value-type="float">
            <text:p>73,416</text:p>
          </table:table-cell>
          <table:table-cell table:style-name="ce2" office:value-type="float" office:value="77.782" calcext:value-type="float">
            <text:p>77,782</text:p>
          </table:table-cell>
          <table:table-cell table:style-name="ce2" office:value-type="float" office:value="82.407" calcext:value-type="float">
            <text:p>82,407</text:p>
          </table:table-cell>
          <table:table-cell table:style-name="ce2" office:value-type="float" office:value="87.307" calcext:value-type="float">
            <text:p>87,307</text:p>
          </table:table-cell>
          <table:table-cell table:style-name="ce2" office:value-type="float" office:value="92.499" calcext:value-type="float">
            <text:p>92,499</text:p>
          </table:table-cell>
          <table:table-cell table:style-name="ce2" office:value-type="float" office:value="97.999" calcext:value-type="float">
            <text:p>97,999</text:p>
          </table:table-cell>
          <table:table-cell table:style-name="ce2" office:value-type="float" office:value="103.83" calcext:value-type="float">
            <text:p>103,830</text:p>
          </table:table-cell>
          <table:table-cell table:style-name="ce2" office:value-type="float" office:value="110" calcext:value-type="float">
            <text:p>110,000</text:p>
          </table:table-cell>
          <table:table-cell table:style-name="ce2" office:value-type="float" office:value="116.54" calcext:value-type="float">
            <text:p>116,540</text:p>
          </table:table-cell>
          <table:table-cell table:style-name="ce2" office:value-type="float" office:value="123.47" calcext:value-type="float">
            <text:p>123,470</text:p>
          </table:table-cell>
          <table:table-cell/>
          <table:table-cell table:formula="of:=2*PI()*[.A3]" office:value-type="float" office:value="410.958018201388" calcext:value-type="float">
            <text:p>410,958018201388</text:p>
          </table:table-cell>
        </table:table-row>
        <table:table-row table:style-name="ro1">
          <table:table-cell table:style-name="ce2" office:value-type="float" office:value="130.81" calcext:value-type="float">
            <text:p>130,810</text:p>
          </table:table-cell>
          <table:table-cell table:style-name="ce2" office:value-type="float" office:value="138.59" calcext:value-type="float">
            <text:p>138,590</text:p>
          </table:table-cell>
          <table:table-cell table:style-name="ce2" office:value-type="float" office:value="146.83" calcext:value-type="float">
            <text:p>146,830</text:p>
          </table:table-cell>
          <table:table-cell table:style-name="ce2" office:value-type="float" office:value="155.56" calcext:value-type="float">
            <text:p>155,560</text:p>
          </table:table-cell>
          <table:table-cell table:style-name="ce2" office:value-type="float" office:value="164.81" calcext:value-type="float">
            <text:p>164,810</text:p>
          </table:table-cell>
          <table:table-cell table:style-name="ce2" office:value-type="float" office:value="174.61" calcext:value-type="float">
            <text:p>174,610</text:p>
          </table:table-cell>
          <table:table-cell table:style-name="ce2" office:value-type="float" office:value="185" calcext:value-type="float">
            <text:p>185,000</text:p>
          </table:table-cell>
          <table:table-cell table:style-name="ce2" office:value-type="float" office:value="196" calcext:value-type="float">
            <text:p>196,000</text:p>
          </table:table-cell>
          <table:table-cell table:style-name="ce2" office:value-type="float" office:value="207.65" calcext:value-type="float">
            <text:p>207,650</text:p>
          </table:table-cell>
          <table:table-cell table:style-name="ce2" office:value-type="float" office:value="220" calcext:value-type="float">
            <text:p>220,000</text:p>
          </table:table-cell>
          <table:table-cell table:style-name="ce2" office:value-type="float" office:value="233.08" calcext:value-type="float">
            <text:p>233,080</text:p>
          </table:table-cell>
          <table:table-cell table:style-name="ce2" office:value-type="float" office:value="246.94" calcext:value-type="float">
            <text:p>246,940</text:p>
          </table:table-cell>
          <table:table-cell/>
          <table:table-cell table:formula="of:=2*PI()*[.A4]" office:value-type="float" office:value="821.903470032162" calcext:value-type="float">
            <text:p>821,903470032162</text:p>
          </table:table-cell>
        </table:table-row>
        <table:table-row table:style-name="ro1">
          <table:table-cell table:style-name="ce2" office:value-type="float" office:value="261.63" calcext:value-type="float">
            <text:p>261,630</text:p>
          </table:table-cell>
          <table:table-cell table:style-name="ce2" office:value-type="float" office:value="277.18" calcext:value-type="float">
            <text:p>277,180</text:p>
          </table:table-cell>
          <table:table-cell table:style-name="ce2" office:value-type="float" office:value="293.66" calcext:value-type="float">
            <text:p>293,660</text:p>
          </table:table-cell>
          <table:table-cell table:style-name="ce2" office:value-type="float" office:value="311.13" calcext:value-type="float">
            <text:p>311,130</text:p>
          </table:table-cell>
          <table:table-cell table:style-name="ce2" office:value-type="float" office:value="329.63" calcext:value-type="float">
            <text:p>329,630</text:p>
          </table:table-cell>
          <table:table-cell table:style-name="ce2" office:value-type="float" office:value="349.23" calcext:value-type="float">
            <text:p>349,230</text:p>
          </table:table-cell>
          <table:table-cell table:style-name="ce2" office:value-type="float" office:value="369.99" calcext:value-type="float">
            <text:p>369,990</text:p>
          </table:table-cell>
          <table:table-cell table:style-name="ce2" office:value-type="float" office:value="392" calcext:value-type="float">
            <text:p>392,000</text:p>
          </table:table-cell>
          <table:table-cell table:style-name="ce2" office:value-type="float" office:value="415.3" calcext:value-type="float">
            <text:p>415,300</text:p>
          </table:table-cell>
          <table:table-cell table:style-name="ce2" office:value-type="float" office:value="440" calcext:value-type="float">
            <text:p>440,000</text:p>
          </table:table-cell>
          <table:table-cell table:style-name="ce2" office:value-type="float" office:value="466.16" calcext:value-type="float">
            <text:p>466,160</text:p>
          </table:table-cell>
          <table:table-cell table:style-name="ce2" office:value-type="float" office:value="493.88" calcext:value-type="float">
            <text:p>493,880</text:p>
          </table:table-cell>
          <table:table-cell/>
          <table:table-cell table:formula="of:=2*PI()*[.A5]" office:value-type="float" office:value="1643.8697719174" calcext:value-type="float">
            <text:p>1643,8697719174</text:p>
          </table:table-cell>
        </table:table-row>
        <table:table-row table:style-name="ro1">
          <table:table-cell table:style-name="ce2" office:value-type="float" office:value="523.25" calcext:value-type="float">
            <text:p>523,250</text:p>
          </table:table-cell>
          <table:table-cell table:style-name="ce2" office:value-type="float" office:value="554.37" calcext:value-type="float">
            <text:p>554,370</text:p>
          </table:table-cell>
          <table:table-cell table:style-name="ce2" office:value-type="float" office:value="587.33" calcext:value-type="float">
            <text:p>587,330</text:p>
          </table:table-cell>
          <table:table-cell table:style-name="ce2" office:value-type="float" office:value="622.25" calcext:value-type="float">
            <text:p>622,250</text:p>
          </table:table-cell>
          <table:table-cell table:style-name="ce2" office:value-type="float" office:value="659.26" calcext:value-type="float">
            <text:p>659,260</text:p>
          </table:table-cell>
          <table:table-cell table:style-name="ce2" office:value-type="float" office:value="698.46" calcext:value-type="float">
            <text:p>698,460</text:p>
          </table:table-cell>
          <table:table-cell table:style-name="ce2" office:value-type="float" office:value="739.99" calcext:value-type="float">
            <text:p>739,990</text:p>
          </table:table-cell>
          <table:table-cell table:style-name="ce2" office:value-type="float" office:value="783.99" calcext:value-type="float">
            <text:p>783,990</text:p>
          </table:table-cell>
          <table:table-cell table:style-name="ce2" office:value-type="float" office:value="830.61" calcext:value-type="float">
            <text:p>830,610</text:p>
          </table:table-cell>
          <table:table-cell table:style-name="ce2" office:value-type="float" office:value="880" calcext:value-type="float">
            <text:p>880,000</text:p>
          </table:table-cell>
          <table:table-cell table:style-name="ce2" office:value-type="float" office:value="932.33" calcext:value-type="float">
            <text:p>932,330</text:p>
          </table:table-cell>
          <table:table-cell table:style-name="ce2" office:value-type="float" office:value="987.77" calcext:value-type="float">
            <text:p>987,770</text:p>
          </table:table-cell>
          <table:table-cell/>
          <table:table-cell table:formula="of:=2*PI()*[.A6]" office:value-type="float" office:value="3287.67671198172" calcext:value-type="float">
            <text:p>3287,67671198172</text:p>
          </table:table-cell>
        </table:table-row>
        <table:table-row table:style-name="ro1">
          <table:table-cell table:style-name="ce2" office:value-type="float" office:value="1046.5" calcext:value-type="float">
            <text:p>1046,500</text:p>
          </table:table-cell>
          <table:table-cell table:style-name="ce2" office:value-type="float" office:value="1108.7" calcext:value-type="float">
            <text:p>1108,700</text:p>
          </table:table-cell>
          <table:table-cell table:style-name="ce2" office:value-type="float" office:value="1174.7" calcext:value-type="float">
            <text:p>1174,700</text:p>
          </table:table-cell>
          <table:table-cell table:style-name="ce2" office:value-type="float" office:value="1244.5" calcext:value-type="float">
            <text:p>1244,500</text:p>
          </table:table-cell>
          <table:table-cell table:style-name="ce2" office:value-type="float" office:value="1318.5" calcext:value-type="float">
            <text:p>1318,500</text:p>
          </table:table-cell>
          <table:table-cell table:style-name="ce2" office:value-type="float" office:value="1396.9" calcext:value-type="float">
            <text:p>1396,900</text:p>
          </table:table-cell>
          <table:table-cell table:style-name="ce2" office:value-type="float" office:value="1480" calcext:value-type="float">
            <text:p>1480,000</text:p>
          </table:table-cell>
          <table:table-cell table:style-name="ce2" office:value-type="float" office:value="1568" calcext:value-type="float">
            <text:p>1568,000</text:p>
          </table:table-cell>
          <table:table-cell table:style-name="ce2" office:value-type="float" office:value="1661.2" calcext:value-type="float">
            <text:p>1661,200</text:p>
          </table:table-cell>
          <table:table-cell table:style-name="ce2" office:value-type="float" office:value="1760" calcext:value-type="float">
            <text:p>1760,000</text:p>
          </table:table-cell>
          <table:table-cell table:style-name="ce2" office:value-type="float" office:value="1864.7" calcext:value-type="float">
            <text:p>1864,700</text:p>
          </table:table-cell>
          <table:table-cell table:style-name="ce2" office:value-type="float" office:value="1975.5" calcext:value-type="float">
            <text:p>1975,500</text:p>
          </table:table-cell>
          <table:table-cell/>
          <table:table-cell table:formula="of:=2*PI()*[.A7]" office:value-type="float" office:value="6575.35342396344" calcext:value-type="float">
            <text:p>6575,35342396344</text:p>
          </table:table-cell>
        </table:table-row>
        <table:table-row table:style-name="ro1">
          <table:table-cell table:style-name="ce2" office:value-type="float" office:value="2093" calcext:value-type="float">
            <text:p>2093,000</text:p>
          </table:table-cell>
          <table:table-cell table:style-name="ce2" office:value-type="float" office:value="2217.5" calcext:value-type="float">
            <text:p>2217,500</text:p>
          </table:table-cell>
          <table:table-cell table:style-name="ce2" office:value-type="float" office:value="2349.3" calcext:value-type="float">
            <text:p>2349,300</text:p>
          </table:table-cell>
          <table:table-cell table:style-name="ce2" office:value-type="float" office:value="2489" calcext:value-type="float">
            <text:p>2489,000</text:p>
          </table:table-cell>
          <table:table-cell table:style-name="ce2" office:value-type="float" office:value="2637" calcext:value-type="float">
            <text:p>2637,000</text:p>
          </table:table-cell>
          <table:table-cell table:style-name="ce2" office:value-type="float" office:value="2793.8" calcext:value-type="float">
            <text:p>2793,800</text:p>
          </table:table-cell>
          <table:table-cell table:style-name="ce2" office:value-type="float" office:value="2960" calcext:value-type="float">
            <text:p>2960,000</text:p>
          </table:table-cell>
          <table:table-cell table:style-name="ce2" office:value-type="float" office:value="3136" calcext:value-type="float">
            <text:p>3136,000</text:p>
          </table:table-cell>
          <table:table-cell table:style-name="ce2" office:value-type="float" office:value="3322.4" calcext:value-type="float">
            <text:p>3322,400</text:p>
          </table:table-cell>
          <table:table-cell table:style-name="ce2" office:value-type="float" office:value="3520" calcext:value-type="float">
            <text:p>3520,000</text:p>
          </table:table-cell>
          <table:table-cell table:style-name="ce2" office:value-type="float" office:value="3729.3" calcext:value-type="float">
            <text:p>3729,300</text:p>
          </table:table-cell>
          <table:table-cell table:style-name="ce2" office:value-type="float" office:value="3951.1" calcext:value-type="float">
            <text:p>3951,100</text:p>
          </table:table-cell>
          <table:table-cell/>
          <table:table-cell table:formula="of:=2*PI()*[.A8]" office:value-type="float" office:value="13150.7068479269" calcext:value-type="float">
            <text:p>13150,7068479269</text:p>
          </table:table-cell>
        </table:table-row>
        <table:table-row table:style-name="ro1">
          <table:table-cell table:style-name="ce2" office:value-type="float" office:value="4186" calcext:value-type="float">
            <text:p>4186,000</text:p>
          </table:table-cell>
          <table:table-cell table:style-name="ce2" office:value-type="float" office:value="4434.9" calcext:value-type="float">
            <text:p>4434,900</text:p>
          </table:table-cell>
          <table:table-cell table:style-name="ce2" office:value-type="float" office:value="4698.6" calcext:value-type="float">
            <text:p>4698,600</text:p>
          </table:table-cell>
          <table:table-cell table:style-name="ce2" office:value-type="float" office:value="4978" calcext:value-type="float">
            <text:p>4978,000</text:p>
          </table:table-cell>
          <table:table-cell table:style-name="ce2" office:value-type="float" office:value="5274" calcext:value-type="float">
            <text:p>5274,000</text:p>
          </table:table-cell>
          <table:table-cell table:style-name="ce2" office:value-type="float" office:value="5587.7" calcext:value-type="float">
            <text:p>5587,700</text:p>
          </table:table-cell>
          <table:table-cell table:style-name="ce2" office:value-type="float" office:value="5919.9" calcext:value-type="float">
            <text:p>5919,900</text:p>
          </table:table-cell>
          <table:table-cell table:style-name="ce2" office:value-type="float" office:value="6271.9" calcext:value-type="float">
            <text:p>6271,900</text:p>
          </table:table-cell>
          <table:table-cell table:style-name="ce2" office:value-type="float" office:value="6644.9" calcext:value-type="float">
            <text:p>6644,900</text:p>
          </table:table-cell>
          <table:table-cell table:style-name="ce2" office:value-type="float" office:value="7040" calcext:value-type="float">
            <text:p>7040,000</text:p>
          </table:table-cell>
          <table:table-cell table:style-name="ce2" office:value-type="float" office:value="7458.6" calcext:value-type="float">
            <text:p>7458,600</text:p>
          </table:table-cell>
          <table:table-cell table:style-name="ce2" office:value-type="float" office:value="7902.1" calcext:value-type="float">
            <text:p>7902,100</text:p>
          </table:table-cell>
          <table:table-cell/>
          <table:table-cell table:formula="of:=2*PI()*[.A9]" office:value-type="float" office:value="26301.4136958538" calcext:value-type="float">
            <text:p>26301,4136958538</text:p>
          </table:table-cell>
        </table:table-row>
        <table:table-row table:style-name="ro1">
          <table:table-cell table:style-name="ce2" office:value-type="float" office:value="8372" calcext:value-type="float">
            <text:p>8372,000</text:p>
          </table:table-cell>
          <table:table-cell table:style-name="ce2" office:value-type="float" office:value="8869.8" calcext:value-type="float">
            <text:p>8869,800</text:p>
          </table:table-cell>
          <table:table-cell table:style-name="ce2" office:value-type="float" office:value="9397.3" calcext:value-type="float">
            <text:p>9397,300</text:p>
          </table:table-cell>
          <table:table-cell table:style-name="ce2" office:value-type="float" office:value="9956.1" calcext:value-type="float">
            <text:p>9956,100</text:p>
          </table:table-cell>
          <table:table-cell table:style-name="ce2" office:value-type="float" office:value="10548" calcext:value-type="float">
            <text:p>10548,000</text:p>
          </table:table-cell>
          <table:table-cell table:style-name="ce2" office:value-type="float" office:value="11175" calcext:value-type="float">
            <text:p>11175,000</text:p>
          </table:table-cell>
          <table:table-cell table:style-name="ce2" office:value-type="float" office:value="11840" calcext:value-type="float">
            <text:p>11840,000</text:p>
          </table:table-cell>
          <table:table-cell table:style-name="ce2" office:value-type="float" office:value="12544" calcext:value-type="float">
            <text:p>12544,000</text:p>
          </table:table-cell>
          <table:table-cell table:style-name="ce2" office:value-type="float" office:value="13290" calcext:value-type="float">
            <text:p>13290,000</text:p>
          </table:table-cell>
          <table:table-cell table:style-name="ce2" office:value-type="float" office:value="14080" calcext:value-type="float">
            <text:p>14080,000</text:p>
          </table:table-cell>
          <table:table-cell table:style-name="ce2" office:value-type="float" office:value="14917" calcext:value-type="float">
            <text:p>14917,000</text:p>
          </table:table-cell>
          <table:table-cell table:style-name="ce2" office:value-type="float" office:value="15804" calcext:value-type="float">
            <text:p>15804,000</text:p>
          </table:table-cell>
          <table:table-cell/>
          <table:table-cell table:formula="of:=2*PI()*[.A10]" office:value-type="float" office:value="52602.8273917075" calcext:value-type="float">
            <text:p>52602,8273917075</text:p>
          </table:table-cell>
        </table:table-row>
        <table:table-row table:style-name="ro1">
          <table:table-cell table:style-name="ce2" office:value-type="float" office:value="16744" calcext:value-type="float">
            <text:p>16744,000</text:p>
          </table:table-cell>
          <table:table-cell table:style-name="ce2" office:value-type="float" office:value="17740" calcext:value-type="float">
            <text:p>17740,000</text:p>
          </table:table-cell>
          <table:table-cell table:style-name="ce2" office:value-type="float" office:value="18795" calcext:value-type="float">
            <text:p>18795,000</text:p>
          </table:table-cell>
          <table:table-cell table:style-name="ce2" office:value-type="float" office:value="19912" calcext:value-type="float">
            <text:p>19912,000</text:p>
          </table:table-cell>
          <table:table-cell table:style-name="ce2" office:value-type="float" office:value="21096" calcext:value-type="float">
            <text:p>21096,000</text:p>
          </table:table-cell>
          <table:table-cell table:style-name="ce2" office:value-type="float" office:value="22351" calcext:value-type="float">
            <text:p>22351,000</text:p>
          </table:table-cell>
          <table:table-cell table:style-name="ce2" office:value-type="float" office:value="23680" calcext:value-type="float">
            <text:p>23680,000</text:p>
          </table:table-cell>
          <table:table-cell table:style-name="ce2" office:value-type="float" office:value="25088" calcext:value-type="float">
            <text:p>25088,000</text:p>
          </table:table-cell>
          <table:table-cell table:style-name="ce2" office:value-type="float" office:value="26580" calcext:value-type="float">
            <text:p>26580,000</text:p>
          </table:table-cell>
          <table:table-cell table:style-name="ce2" office:value-type="float" office:value="28160" calcext:value-type="float">
            <text:p>28160,000</text:p>
          </table:table-cell>
          <table:table-cell table:style-name="ce2" office:value-type="float" office:value="29834" calcext:value-type="float">
            <text:p>29834,000</text:p>
          </table:table-cell>
          <table:table-cell table:style-name="ce2" office:value-type="float" office:value="31609" calcext:value-type="float">
            <text:p>31609,000</text:p>
          </table:table-cell>
          <table:table-cell/>
          <table:table-cell table:formula="of:=2*PI()*[.A11]" office:value-type="float" office:value="105205.654783415" calcext:value-type="float">
            <text:p>105205,654783415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formula="of:=1/[.A2]" office:value-type="float" office:value="0.030578234412745" calcext:value-type="float">
            <text:p>0,030578234412745</text:p>
          </table:table-cell>
          <table:table-cell table:formula="of:=1/[.B2]" office:value-type="float" office:value="0.0288616947587162" calcext:value-type="float">
            <text:p>0,0288616947587162</text:p>
          </table:table-cell>
          <table:table-cell table:formula="of:=1/[.C2]" office:value-type="float" office:value="0.0272420180887" calcext:value-type="float">
            <text:p>0,0272420180887</text:p>
          </table:table-cell>
          <table:table-cell table:formula="of:=1/[.D2]" office:value-type="float" office:value="0.0257128898716927" calcext:value-type="float">
            <text:p>0,0257128898716927</text:p>
          </table:table-cell>
          <table:table-cell table:formula="of:=1/[.E2]" office:value-type="float" office:value="0.024270077421547" calcext:value-type="float">
            <text:p>0,024270077421547</text:p>
          </table:table-cell>
          <table:table-cell table:formula="of:=1/[.F2]" office:value-type="float" office:value="0.0229074082558299" calcext:value-type="float">
            <text:p>0,0229074082558299</text:p>
          </table:table-cell>
          <table:table-cell table:formula="of:=1/[.G2]" office:value-type="float" office:value="0.0216220891262514" calcext:value-type="float">
            <text:p>0,0216220891262514</text:p>
          </table:table-cell>
          <table:table-cell table:formula="of:=1/[.H2]" office:value-type="float" office:value="0.020408579766934" calcext:value-type="float">
            <text:p>0,020408579766934</text:p>
          </table:table-cell>
          <table:table-cell table:formula="of:=1/[.I2]" office:value-type="float" office:value="0.0192629977077033" calcext:value-type="float">
            <text:p>0,0192629977077033</text:p>
          </table:table-cell>
          <table:table-cell table:formula="of:=1/[.J2]" office:value-type="float" office:value="0.0181818181818182" calcext:value-type="float">
            <text:p>0,0181818181818182</text:p>
          </table:table-cell>
          <table:table-cell table:formula="of:=1/[.K2]" office:value-type="float" office:value="0.0171614896172988" calcext:value-type="float">
            <text:p>0,0171614896172988</text:p>
          </table:table-cell>
          <table:table-cell table:formula="of:=1/[.L2]" office:value-type="float" office:value="0.016198266785454" calcext:value-type="float">
            <text:p>0,016198266785454</text:p>
          </table:table-cell>
          <table:table-cell office:value-type="float" office:value="44100" calcext:value-type="float">
            <text:p>44100</text:p>
          </table:table-cell>
          <table:table-cell table:formula="of:=1/[.M17]" office:value-type="float" office:value="0.0000226757369614512" calcext:value-type="float">
            <text:p>2,26757369614512E-05</text:p>
          </table:table-cell>
        </table:table-row>
        <table:table-row table:style-name="ro1">
          <table:table-cell table:formula="of:=1/[.A3]" office:value-type="float" office:value="0.0152891172063725" calcext:value-type="float">
            <text:p>0,0152891172063725</text:p>
          </table:table-cell>
          <table:table-cell table:formula="of:=1/[.B3]" office:value-type="float" office:value="0.0144308473793581" calcext:value-type="float">
            <text:p>0,0144308473793581</text:p>
          </table:table-cell>
          <table:table-cell table:formula="of:=1/[.C3]" office:value-type="float" office:value="0.01362100904435" calcext:value-type="float">
            <text:p>0,01362100904435</text:p>
          </table:table-cell>
          <table:table-cell table:formula="of:=1/[.D3]" office:value-type="float" office:value="0.0128564449358463" calcext:value-type="float">
            <text:p>0,0128564449358463</text:p>
          </table:table-cell>
          <table:table-cell table:formula="of:=1/[.E3]" office:value-type="float" office:value="0.012134891453396" calcext:value-type="float">
            <text:p>0,012134891453396</text:p>
          </table:table-cell>
          <table:table-cell table:formula="of:=1/[.F3]" office:value-type="float" office:value="0.0114538353167558" calcext:value-type="float">
            <text:p>0,0114538353167558</text:p>
          </table:table-cell>
          <table:table-cell table:formula="of:=1/[.G3]" office:value-type="float" office:value="0.0108109276857047" calcext:value-type="float">
            <text:p>0,0108109276857047</text:p>
          </table:table-cell>
          <table:table-cell table:formula="of:=1/[.H3]" office:value-type="float" office:value="0.0102041857569975" calcext:value-type="float">
            <text:p>0,0102041857569975</text:p>
          </table:table-cell>
          <table:table-cell table:formula="of:=1/[.I3]" office:value-type="float" office:value="0.00963112780506597" calcext:value-type="float">
            <text:p>0,00963112780506597</text:p>
          </table:table-cell>
          <table:table-cell table:formula="of:=1/[.J3]" office:value-type="float" office:value="0.00909090909090909" calcext:value-type="float">
            <text:p>0,00909090909090909</text:p>
          </table:table-cell>
          <table:table-cell table:formula="of:=1/[.K3]" office:value-type="float" office:value="0.00858074480864939" calcext:value-type="float">
            <text:p>0,00858074480864939</text:p>
          </table:table-cell>
          <table:table-cell table:formula="of:=1/[.L3]" office:value-type="float" office:value="0.00809913339272698" calcext:value-type="float">
            <text:p>0,00809913339272698</text:p>
          </table:table-cell>
          <table:table-cell table:number-columns-repeated="2"/>
        </table:table-row>
        <table:table-row table:style-name="ro1">
          <table:table-cell table:formula="of:=1/[.A4]" office:value-type="float" office:value="0.00764467548352572" calcext:value-type="float">
            <text:p>0,00764467548352572</text:p>
          </table:table-cell>
          <table:table-cell table:formula="of:=1/[.B4]" office:value-type="float" office:value="0.00721552781585973" calcext:value-type="float">
            <text:p>0,00721552781585973</text:p>
          </table:table-cell>
          <table:table-cell table:formula="of:=1/[.C4]" office:value-type="float" office:value="0.00681059728938228" calcext:value-type="float">
            <text:p>0,00681059728938228</text:p>
          </table:table-cell>
          <table:table-cell table:formula="of:=1/[.D4]" office:value-type="float" office:value="0.0064283877603497" calcext:value-type="float">
            <text:p>0,0064283877603497</text:p>
          </table:table-cell>
          <table:table-cell table:formula="of:=1/[.E4]" office:value-type="float" office:value="0.00606759298586251" calcext:value-type="float">
            <text:p>0,00606759298586251</text:p>
          </table:table-cell>
          <table:table-cell table:formula="of:=1/[.F4]" office:value-type="float" office:value="0.00572704885172671" calcext:value-type="float">
            <text:p>0,00572704885172671</text:p>
          </table:table-cell>
          <table:table-cell table:formula="of:=1/[.G4]" office:value-type="float" office:value="0.00540540540540541" calcext:value-type="float">
            <text:p>0,00540540540540541</text:p>
          </table:table-cell>
          <table:table-cell table:formula="of:=1/[.H4]" office:value-type="float" office:value="0.00510204081632653" calcext:value-type="float">
            <text:p>0,00510204081632653</text:p>
          </table:table-cell>
          <table:table-cell table:formula="of:=1/[.I4]" office:value-type="float" office:value="0.00481579581025765" calcext:value-type="float">
            <text:p>0,00481579581025765</text:p>
          </table:table-cell>
          <table:table-cell table:formula="of:=1/[.J4]" office:value-type="float" office:value="0.00454545454545455" calcext:value-type="float">
            <text:p>0,00454545454545455</text:p>
          </table:table-cell>
          <table:table-cell table:formula="of:=1/[.K4]" office:value-type="float" office:value="0.0042903724043247" calcext:value-type="float">
            <text:p>0,0042903724043247</text:p>
          </table:table-cell>
          <table:table-cell table:formula="of:=1/[.L4]" office:value-type="float" office:value="0.00404956669636349" calcext:value-type="float">
            <text:p>0,00404956669636349</text:p>
          </table:table-cell>
          <table:table-cell table:number-columns-repeated="2"/>
        </table:table-row>
        <table:table-row table:style-name="ro1">
          <table:table-cell table:formula="of:=1/[.A5]" office:value-type="float" office:value="0.00382219164468906" calcext:value-type="float">
            <text:p>0,00382219164468906</text:p>
          </table:table-cell>
          <table:table-cell table:formula="of:=1/[.B5]" office:value-type="float" office:value="0.00360776390792987" calcext:value-type="float">
            <text:p>0,00360776390792987</text:p>
          </table:table-cell>
          <table:table-cell table:formula="of:=1/[.C5]" office:value-type="float" office:value="0.00340529864469114" calcext:value-type="float">
            <text:p>0,00340529864469114</text:p>
          </table:table-cell>
          <table:table-cell table:formula="of:=1/[.D5]" office:value-type="float" office:value="0.00321409057307235" calcext:value-type="float">
            <text:p>0,00321409057307235</text:p>
          </table:table-cell>
          <table:table-cell table:formula="of:=1/[.E5]" office:value-type="float" office:value="0.00303370445651185" calcext:value-type="float">
            <text:p>0,00303370445651185</text:p>
          </table:table-cell>
          <table:table-cell table:formula="of:=1/[.F5]" office:value-type="float" office:value="0.00286344243048994" calcext:value-type="float">
            <text:p>0,00286344243048994</text:p>
          </table:table-cell>
          <table:table-cell table:formula="of:=1/[.G5]" office:value-type="float" office:value="0.00270277575069596" calcext:value-type="float">
            <text:p>0,00270277575069596</text:p>
          </table:table-cell>
          <table:table-cell table:formula="of:=1/[.H5]" office:value-type="float" office:value="0.00255102040816327" calcext:value-type="float">
            <text:p>0,00255102040816327</text:p>
          </table:table-cell>
          <table:table-cell table:formula="of:=1/[.I5]" office:value-type="float" office:value="0.00240789790512882" calcext:value-type="float">
            <text:p>0,00240789790512882</text:p>
          </table:table-cell>
          <table:table-cell table:formula="of:=1/[.J5]" office:value-type="float" office:value="0.00227272727272727" calcext:value-type="float">
            <text:p>0,00227272727272727</text:p>
          </table:table-cell>
          <table:table-cell table:formula="of:=1/[.K5]" office:value-type="float" office:value="0.00214518620216235" calcext:value-type="float">
            <text:p>0,00214518620216235</text:p>
          </table:table-cell>
          <table:table-cell table:formula="of:=1/[.L5]" office:value-type="float" office:value="0.00202478334818174" calcext:value-type="float">
            <text:p>0,00202478334818174</text:p>
          </table:table-cell>
          <table:table-cell/>
          <table:table-cell table:formula="of:=[.A2]/[.N17]" office:value-type="float" office:value="1442202.3" calcext:value-type="float">
            <text:p>1442202,3</text:p>
          </table:table-cell>
        </table:table-row>
        <table:table-row table:style-name="ro1">
          <table:table-cell table:formula="of:=1/[.A6]" office:value-type="float" office:value="0.00191113234591495" calcext:value-type="float">
            <text:p>0,00191113234591495</text:p>
          </table:table-cell>
          <table:table-cell table:formula="of:=1/[.B6]" office:value-type="float" office:value="0.00180384941465087" calcext:value-type="float">
            <text:p>0,00180384941465087</text:p>
          </table:table-cell>
          <table:table-cell table:formula="of:=1/[.C6]" office:value-type="float" office:value="0.00170262033269201" calcext:value-type="float">
            <text:p>0,00170262033269201</text:p>
          </table:table-cell>
          <table:table-cell table:formula="of:=1/[.D6]" office:value-type="float" office:value="0.00160707111289675" calcext:value-type="float">
            <text:p>0,00160707111289675</text:p>
          </table:table-cell>
          <table:table-cell table:formula="of:=1/[.E6]" office:value-type="float" office:value="0.00151685222825592" calcext:value-type="float">
            <text:p>0,00151685222825592</text:p>
          </table:table-cell>
          <table:table-cell table:formula="of:=1/[.F6]" office:value-type="float" office:value="0.00143172121524497" calcext:value-type="float">
            <text:p>0,00143172121524497</text:p>
          </table:table-cell>
          <table:table-cell table:formula="of:=1/[.G6]" office:value-type="float" office:value="0.00135136961310288" calcext:value-type="float">
            <text:p>0,00135136961310288</text:p>
          </table:table-cell>
          <table:table-cell table:formula="of:=1/[.H6]" office:value-type="float" office:value="0.00127552647355196" calcext:value-type="float">
            <text:p>0,00127552647355196</text:p>
          </table:table-cell>
          <table:table-cell table:formula="of:=1/[.I6]" office:value-type="float" office:value="0.00120393445780812" calcext:value-type="float">
            <text:p>0,00120393445780812</text:p>
          </table:table-cell>
          <table:table-cell table:formula="of:=1/[.J6]" office:value-type="float" office:value="0.00113636363636364" calcext:value-type="float">
            <text:p>0,00113636363636364</text:p>
          </table:table-cell>
          <table:table-cell table:formula="of:=1/[.K6]" office:value-type="float" office:value="0.00107258159664496" calcext:value-type="float">
            <text:p>0,00107258159664496</text:p>
          </table:table-cell>
          <table:table-cell table:formula="of:=1/[.L6]" office:value-type="float" office:value="0.00101238142482562" calcext:value-type="float">
            <text:p>0,00101238142482562</text:p>
          </table:table-cell>
          <table:table-cell table:number-columns-repeated="2"/>
        </table:table-row>
        <table:table-row table:style-name="ro1">
          <table:table-cell table:formula="of:=1/[.A7]" office:value-type="float" office:value="0.000955566172957477" calcext:value-type="float">
            <text:p>0,000955566172957477</text:p>
          </table:table-cell>
          <table:table-cell table:formula="of:=1/[.B7]" office:value-type="float" office:value="0.000901957247226482" calcext:value-type="float">
            <text:p>0,000901957247226482</text:p>
          </table:table-cell>
          <table:table-cell table:formula="of:=1/[.C7]" office:value-type="float" office:value="0.000851281178173151" calcext:value-type="float">
            <text:p>0,000851281178173151</text:p>
          </table:table-cell>
          <table:table-cell table:formula="of:=1/[.D7]" office:value-type="float" office:value="0.000803535556448373" calcext:value-type="float">
            <text:p>0,000803535556448373</text:p>
          </table:table-cell>
          <table:table-cell table:formula="of:=1/[.E7]" office:value-type="float" office:value="0.000758437618505878" calcext:value-type="float">
            <text:p>0,000758437618505878</text:p>
          </table:table-cell>
          <table:table-cell table:formula="of:=1/[.F7]" office:value-type="float" office:value="0.000715870856897416" calcext:value-type="float">
            <text:p>0,000715870856897416</text:p>
          </table:table-cell>
          <table:table-cell table:formula="of:=1/[.G7]" office:value-type="float" office:value="0.000675675675675676" calcext:value-type="float">
            <text:p>0,000675675675675676</text:p>
          </table:table-cell>
          <table:table-cell table:formula="of:=1/[.H7]" office:value-type="float" office:value="0.000637755102040816" calcext:value-type="float">
            <text:p>0,000637755102040816</text:p>
          </table:table-cell>
          <table:table-cell table:formula="of:=1/[.I7]" office:value-type="float" office:value="0.000601974476282206" calcext:value-type="float">
            <text:p>0,000601974476282206</text:p>
          </table:table-cell>
          <table:table-cell table:formula="of:=1/[.J7]" office:value-type="float" office:value="0.000568181818181818" calcext:value-type="float">
            <text:p>0,000568181818181818</text:p>
          </table:table-cell>
          <table:table-cell table:formula="of:=1/[.K7]" office:value-type="float" office:value="0.000536279294256449" calcext:value-type="float">
            <text:p>0,000536279294256449</text:p>
          </table:table-cell>
          <table:table-cell table:formula="of:=1/[.L7]" office:value-type="float" office:value="0.000506200961781827" calcext:value-type="float">
            <text:p>0,000506200961781827</text:p>
          </table:table-cell>
          <table:table-cell table:number-columns-repeated="2"/>
        </table:table-row>
        <table:table-row table:style-name="ro1">
          <table:table-cell table:formula="of:=1/[.A8]" office:value-type="float" office:value="0.000477783086478739" calcext:value-type="float">
            <text:p>0,000477783086478739</text:p>
          </table:table-cell>
          <table:table-cell table:formula="of:=1/[.B8]" office:value-type="float" office:value="0.000450958286358512" calcext:value-type="float">
            <text:p>0,000450958286358512</text:p>
          </table:table-cell>
          <table:table-cell table:formula="of:=1/[.C8]" office:value-type="float" office:value="0.000425658706848849" calcext:value-type="float">
            <text:p>0,000425658706848849</text:p>
          </table:table-cell>
          <table:table-cell table:formula="of:=1/[.D8]" office:value-type="float" office:value="0.000401767778224186" calcext:value-type="float">
            <text:p>0,000401767778224186</text:p>
          </table:table-cell>
          <table:table-cell table:formula="of:=1/[.E8]" office:value-type="float" office:value="0.000379218809252939" calcext:value-type="float">
            <text:p>0,000379218809252939</text:p>
          </table:table-cell>
          <table:table-cell table:formula="of:=1/[.F8]" office:value-type="float" office:value="0.000357935428448708" calcext:value-type="float">
            <text:p>0,000357935428448708</text:p>
          </table:table-cell>
          <table:table-cell table:formula="of:=1/[.G8]" office:value-type="float" office:value="0.000337837837837838" calcext:value-type="float">
            <text:p>0,000337837837837838</text:p>
          </table:table-cell>
          <table:table-cell table:formula="of:=1/[.H8]" office:value-type="float" office:value="0.000318877551020408" calcext:value-type="float">
            <text:p>0,000318877551020408</text:p>
          </table:table-cell>
          <table:table-cell table:formula="of:=1/[.I8]" office:value-type="float" office:value="0.000300987238141103" calcext:value-type="float">
            <text:p>0,000300987238141103</text:p>
          </table:table-cell>
          <table:table-cell table:formula="of:=1/[.J8]" office:value-type="float" office:value="0.000284090909090909" calcext:value-type="float">
            <text:p>0,000284090909090909</text:p>
          </table:table-cell>
          <table:table-cell table:formula="of:=1/[.K8]" office:value-type="float" office:value="0.000268146837208055" calcext:value-type="float">
            <text:p>0,000268146837208055</text:p>
          </table:table-cell>
          <table:table-cell table:formula="of:=1/[.L8]" office:value-type="float" office:value="0.000253094075067703" calcext:value-type="float">
            <text:p>0,000253094075067703</text:p>
          </table:table-cell>
          <table:table-cell table:number-columns-repeated="2"/>
        </table:table-row>
        <table:table-row table:style-name="ro1">
          <table:table-cell table:formula="of:=1/[.A9]" office:value-type="float" office:value="0.000238891543239369" calcext:value-type="float">
            <text:p>0,000238891543239369</text:p>
          </table:table-cell>
          <table:table-cell table:formula="of:=1/[.B9]" office:value-type="float" office:value="0.000225484227378295" calcext:value-type="float">
            <text:p>0,000225484227378295</text:p>
          </table:table-cell>
          <table:table-cell table:formula="of:=1/[.C9]" office:value-type="float" office:value="0.000212829353424424" calcext:value-type="float">
            <text:p>0,000212829353424424</text:p>
          </table:table-cell>
          <table:table-cell table:formula="of:=1/[.D9]" office:value-type="float" office:value="0.000200883889112093" calcext:value-type="float">
            <text:p>0,000200883889112093</text:p>
          </table:table-cell>
          <table:table-cell table:formula="of:=1/[.E9]" office:value-type="float" office:value="0.000189609404626469" calcext:value-type="float">
            <text:p>0,000189609404626469</text:p>
          </table:table-cell>
          <table:table-cell table:formula="of:=1/[.F9]" office:value-type="float" office:value="0.000178964511337402" calcext:value-type="float">
            <text:p>0,000178964511337402</text:p>
          </table:table-cell>
          <table:table-cell table:formula="of:=1/[.G9]" office:value-type="float" office:value="0.000168921772327235" calcext:value-type="float">
            <text:p>0,000168921772327235</text:p>
          </table:table-cell>
          <table:table-cell table:formula="of:=1/[.H9]" office:value-type="float" office:value="0.000159441317623049" calcext:value-type="float">
            <text:p>0,000159441317623049</text:p>
          </table:table-cell>
          <table:table-cell table:formula="of:=1/[.I9]" office:value-type="float" office:value="0.000150491354271697" calcext:value-type="float">
            <text:p>0,000150491354271697</text:p>
          </table:table-cell>
          <table:table-cell table:formula="of:=1/[.J9]" office:value-type="float" office:value="0.000142045454545455" calcext:value-type="float">
            <text:p>0,000142045454545455</text:p>
          </table:table-cell>
          <table:table-cell table:formula="of:=1/[.K9]" office:value-type="float" office:value="0.000134073418604028" calcext:value-type="float">
            <text:p>0,000134073418604028</text:p>
          </table:table-cell>
          <table:table-cell table:formula="of:=1/[.L9]" office:value-type="float" office:value="0.000126548638969388" calcext:value-type="float">
            <text:p>0,000126548638969388</text:p>
          </table:table-cell>
          <table:table-cell table:number-columns-repeated="2"/>
        </table:table-row>
        <table:table-row table:style-name="ro1">
          <table:table-cell table:formula="of:=1/[.A10]" office:value-type="float" office:value="0.000119445771619685" calcext:value-type="float">
            <text:p>0,000119445771619685</text:p>
          </table:table-cell>
          <table:table-cell table:formula="of:=1/[.B10]" office:value-type="float" office:value="0.000112742113689147" calcext:value-type="float">
            <text:p>0,000112742113689147</text:p>
          </table:table-cell>
          <table:table-cell table:formula="of:=1/[.C10]" office:value-type="float" office:value="0.000106413544315921" calcext:value-type="float">
            <text:p>0,000106413544315921</text:p>
          </table:table-cell>
          <table:table-cell table:formula="of:=1/[.D10]" office:value-type="float" office:value="0.000100440935707757" calcext:value-type="float">
            <text:p>0,000100440935707757</text:p>
          </table:table-cell>
          <table:table-cell table:formula="of:=1/[.E10]" office:value-type="float" office:value="0.0000948047023132347" calcext:value-type="float">
            <text:p>9,48047023132347E-05</text:p>
          </table:table-cell>
          <table:table-cell table:formula="of:=1/[.F10]" office:value-type="float" office:value="0.0000894854586129754" calcext:value-type="float">
            <text:p>8,94854586129754E-05</text:p>
          </table:table-cell>
          <table:table-cell table:formula="of:=1/[.G10]" office:value-type="float" office:value="0.0000844594594594595" calcext:value-type="float">
            <text:p>8,44594594594595E-05</text:p>
          </table:table-cell>
          <table:table-cell table:formula="of:=1/[.H10]" office:value-type="float" office:value="0.000079719387755102" calcext:value-type="float">
            <text:p>7,9719387755102E-05</text:p>
          </table:table-cell>
          <table:table-cell table:formula="of:=1/[.I10]" office:value-type="float" office:value="0.0000752445447705041" calcext:value-type="float">
            <text:p>7,52445447705041E-05</text:p>
          </table:table-cell>
          <table:table-cell table:formula="of:=1/[.J10]" office:value-type="float" office:value="0.0000710227272727273" calcext:value-type="float">
            <text:p>7,10227272727273E-05</text:p>
          </table:table-cell>
          <table:table-cell table:formula="of:=1/[.K10]" office:value-type="float" office:value="0.0000670376080981431" calcext:value-type="float">
            <text:p>6,70376080981431E-05</text:p>
          </table:table-cell>
          <table:table-cell table:formula="of:=1/[.L10]" office:value-type="float" office:value="0.0000632751202227284" calcext:value-type="float">
            <text:p>6,32751202227284E-05</text:p>
          </table:table-cell>
          <table:table-cell table:number-columns-repeated="2"/>
        </table:table-row>
        <table:table-row table:style-name="ro1">
          <table:table-cell table:formula="of:=1/[.A11]" office:value-type="float" office:value="0.0000597228858098423" calcext:value-type="float">
            <text:p>5,97228858098423E-05</text:p>
          </table:table-cell>
          <table:table-cell table:formula="of:=1/[.B11]" office:value-type="float" office:value="0.000056369785794814" calcext:value-type="float">
            <text:p>5,6369785794814E-05</text:p>
          </table:table-cell>
          <table:table-cell table:formula="of:=1/[.C11]" office:value-type="float" office:value="0.0000532056397978186" calcext:value-type="float">
            <text:p>5,32056397978186E-05</text:p>
          </table:table-cell>
          <table:table-cell table:formula="of:=1/[.D11]" office:value-type="float" office:value="0.0000502209722780233" calcext:value-type="float">
            <text:p>5,02209722780233E-05</text:p>
          </table:table-cell>
          <table:table-cell table:formula="of:=1/[.E11]" office:value-type="float" office:value="0.0000474023511566174" calcext:value-type="float">
            <text:p>4,74023511566174E-05</text:p>
          </table:table-cell>
          <table:table-cell table:formula="of:=1/[.F11]" office:value-type="float" office:value="0.0000447407274842289" calcext:value-type="float">
            <text:p>4,47407274842289E-05</text:p>
          </table:table-cell>
          <table:table-cell table:formula="of:=1/[.G11]" office:value-type="float" office:value="0.0000422297297297297" calcext:value-type="float">
            <text:p>4,22297297297297E-05</text:p>
          </table:table-cell>
          <table:table-cell table:formula="of:=1/[.H11]" office:value-type="float" office:value="0.000039859693877551" calcext:value-type="float">
            <text:p>3,9859693877551E-05</text:p>
          </table:table-cell>
          <table:table-cell table:formula="of:=1/[.I11]" office:value-type="float" office:value="0.0000376222723852521" calcext:value-type="float">
            <text:p>3,76222723852521E-05</text:p>
          </table:table-cell>
          <table:table-cell table:formula="of:=1/[.J11]" office:value-type="float" office:value="0.0000355113636363636" calcext:value-type="float">
            <text:p>3,55113636363636E-05</text:p>
          </table:table-cell>
          <table:table-cell table:formula="of:=1/[.K11]" office:value-type="float" office:value="0.0000335188040490715" calcext:value-type="float">
            <text:p>3,35188040490715E-05</text:p>
          </table:table-cell>
          <table:table-cell table:formula="of:=1/[.L11]" office:value-type="float" office:value="0.0000316365592078206" calcext:value-type="float">
            <text:p>3,16365592078206E-05</text:p>
          </table:table-cell>
          <table:table-cell table:number-columns-repeated="2"/>
        </table:table-row>
      </table:table>
      <table:table table:name="neck octaves" table:style-name="ta1">
        <table:table-column table:style-name="co3" table:default-cell-style-name="Default"/>
        <table:table-column table:style-name="co4" table:number-columns-repeated="10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7" table:default-cell-style-name="ce3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 table:style-name="ce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calcext:conditional-formats>
          <calcext:conditional-format calcext:target-range-address="'neck octaves'.B2:'neck octaves'.T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3T19:13:55.326000000</dc:date>
    <meta:editing-duration>P11DT6H38M41S</meta:editing-duration>
    <meta:editing-cycles>2</meta:editing-cycles>
    <meta:generator>LibreOffice/7.4.5.1$Windows_X86_64 LibreOffice_project/9c0871452b3918c1019dde9bfac75448afc4b57f</meta:generator>
    <meta:document-statistic meta:table-count="3" meta:cell-count="404" meta:object-count="0"/>
  </office:meta>
</office:document-meta>
</file>